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List_20_Paragraph">
      <style:paragraph-properties fo:margin-left="0in" fo:margin-right="0in" fo:text-indent="0in" style:auto-text-indent="false"/>
      <style:text-properties fo:language="en" fo:country="US"/>
    </style:style>
    <style:style style:name="P4" style:family="paragraph" style:parent-style-name="Heading_20_2">
      <style:text-properties fo:font-size="12pt" fo:language="en" fo:country="US" style:font-size-asian="12pt" style:font-size-complex="12pt"/>
    </style:style>
    <style:style style:name="P5" style:family="paragraph" style:parent-style-name="Standard" style:list-style-name="L1">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list-style-name="L1">
      <style:paragraph-properties fo:text-align="justify" style:justify-single-word="false"/>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Advanced run settings (Client)</text:h>
      <text:p text:style-name="P1">The default settings for the client can be changed in the bw4t2.mas2g file (GOAL). The following settings can be changed.</text:p>
      <text:p text:style-name="P1"/>
      <text:list xml:id="list106217739039899258" text:style-name="L1">
        <text:list-item>
          <text:p text:style-name="P5">Serverip: the ip address that the server listens on (default: localhost).</text:p>
        </text:list-item>
        <text:list-item>
          <text:p text:style-name="P5">Serverport: the port that the server listens on (default:8000).</text:p>
        </text:list-item>
        <text:list-item>
          <text:p text:style-name="P7">Agentcount : the amount of agents (also specified in the launchpolicy section, see below), that the client should load. If the agentcount is higher than the amount of entities in the map then they won’t be loaded. (default: 0).</text:p>
        </text:list-item>
        <text:list-item>
          <text:p text:style-name="P7">Humancount: the amount of human players that should be loaded. If the humancount is higher than the amount of entities in the map then they won’t be loaded. (default: 0).</text:p>
        </text:list-item>
        <text:list-item>
          <text:p text:style-name="P7">Clientip : the ip address that the client listens on (default: localhost).</text:p>
        </text:list-item>
        <text:list-item>
          <text:p text:style-name="P7">Clientport : the port that the client listens on (default: 2000).</text:p>
        </text:list-item>
        <text:list-item>
          <text:p text:style-name="P7">Launchgui: whether to launch a separate GUI for each bot (controlled by an agent or human) can be set to true or false. This GUI shows the environment from the perspective of the bot. (default:false).</text:p>
        </text:list-item>
        <text:list-item>
          <text:p text:style-name="P7">Map. The map name to be loaded. If you specify a map, the server will reset to load the new map, which disconnects all entities.</text:p>
        </text:list-item>
      </text:list>
      <text:p text:style-name="P1"/>
      <text:p text:style-name="P2">The number of agents is specified at two places in the mas2g file. First, the agentcount and humancount specify the number of entities of the corresponding type that should be created in the environment. Second, the launchpolicy specifies which and how many agents should be connected to these entities. Make sure that the agentcount and humancount in the initialization parameters are in line with the launch policy section in the mas2g file. Furthermore, the number of agents should not exceed the maximum number of agents defined on the map (see section “Loading and creating new maps” below).</text:p>
      <text:p text:style-name="P2">If you use BW4T from a batch runner, you may want to reset the server after each run. This is done by specifying a map in the mas file init parameter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10:30:21</meta:creation-date>
    <dc:date>2013-11-06T10:24:02</dc:date>
    <meta:editing-duration>PT40M38S</meta:editing-duration>
    <meta:editing-cycles>17</meta:editing-cycles>
    <meta:generator>OpenOffice.org/3.4.1$Unix OpenOffice.org_project/341m1$Build-9593</meta:generator>
    <meta:document-statistic meta:table-count="0" meta:image-count="0" meta:object-count="0" meta:page-count="1" meta:paragraph-count="12" meta:word-count="332" meta:character-count="1906"/>
  </office:meta>
</office:document-meta>
</file>